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e4ff"/>
    </style:style>
    <style:style style:name="ce3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moveForward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position &lt; streetLength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!= null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office:value-type="string" calcext:value-type="string">
            <text:p>moveCar.activate()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office:value-type="string" calcext:value-type="string">
            <text:p>return UNEXPECTED_STAT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isEmpty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ultrasound1 != null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ultrasound2 != null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sensorRead &gt;= carWidth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Fals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moveBackward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0 &lt; position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!= null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office:value-type="string" calcext:value-type="string">
            <text:p>moveCar.activate()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office:value-type="string" calcext:value-type="string">
            <text:p>return UNEXPECTED_STAT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par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parallelPark != null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5 &lt;= parkingSpace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4:</text:p>
          </table:table-cell>
          <table:table-cell table:style-name="ce7" office:value-type="string" calcext:value-type="string">
            <text:p>parked</text:p>
          </table:table-cell>
          <table:table-cell table:style-name="ce7" table:number-columns-repeated="3"/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number-columns-repeated="3" table:style-name="ce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5:</text:p>
          </table:table-cell>
          <table:table-cell table:style-name="ce2" office:value-type="string" calcext:value-type="string">
            <text:p>parallelPark.activate()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4:</text:p>
          </table:table-cell>
          <table:table-cell table:style-name="ce7" office:value-type="string" calcext:value-type="string">
            <text:p>return UNEXPECTED_STATE</text:p>
          </table:table-cell>
          <table:table-cell table:style-name="ce7" table:number-columns-repeated="3"/>
          <table:table-cell table:style-name="ce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-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unPar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parked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!= null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table:style-name="ce2" office:value-type="string" calcext:value-type="string">
            <text:p>moveCar.activate()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table:style-name="ce7" office:value-type="string" calcext:value-type="string">
            <text:p>return UNEXPECTED_STATE</text:p>
          </table:table-cell>
          <table:table-cell table:style-name="ce7" table:number-columns-repeated="3"/>
          <table:table-cell table:style-name="ce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whereI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this.compareTo(CarState) == 0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6"/>
          <table:table-cell table:style-name="ce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7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10"/>
        </table:table-row>
        <table:table-row table:style-name="ro1" table:number-rows-repeated="7">
          <table:table-cell table:style-name="ce8" table:number-columns-repeated="7"/>
          <table:table-cell table:number-columns-repeated="4"/>
        </table:table-row>
        <table:table-row table:style-name="ro1">
          <table:table-cell table:style-name="ce8" table:number-columns-repeated="7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00-00-00</text:date>, <text:time style:data-style-name="N2" text:time-value="15:59:22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6H37M38S</meta:editing-duration>
    <meta:editing-cycles>13</meta:editing-cycles>
    <meta:generator>LibreOffice/6.3.4.2$Windows_x86 LibreOffice_project/60da17e045e08f1793c57c00ba83cdfce946d0aa</meta:generator>
    <dc:date>2020-09-29T16:00:45.596000000</dc:date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